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hoto montage shows a familiar cosmic object — the Moon — in a very unfamiliar way.</text:p>
      <text:p text:style-name="P1">ESO Photo Ambassador <text:a xlink:type="simple" xlink:href="http://www.eso.org/public/outreach/partnerships/photo-ambassadors/#horalek" text:style-name="Internet_20_link" text:visited-style-name="Visited_20_Internet_20_Link">Petr Horálek</text:a> captured this photoset while visiting ESO’s high-altitude Paranal Observatory in Chile, where skies are remarkably clear. He snapped photographs of this striking blood-red moonset at five-second intervals, watching as the Moon sank through the dark sky before finally dipping below the horizon (the frames are ordered chronologically from left to right, and top to bottom).</text:p>
      <text:p text:style-name="Text_20_body">The prominent red colour of these images is due to the phenomenon of <text:a xlink:type="simple" xlink:href="https://en.wikipedia.org/wiki/Atmospheric_refraction" text:style-name="Internet_20_link" text:visited-style-name="Visited_20_Internet_20_Link">atmospheric refraction</text:a>. As the Moon approaches the horizon, its reflected light must traverse more and more of the atmosphere before reaching our eyes, meaning that scattering becomes more prominent — in other words, there is more air for the light to push through, and more light is <text:a xlink:type="simple" xlink:href="https://www.sciencedaily.com/releases/2007/11/071108135522.htm" text:style-name="Internet_20_link" text:visited-style-name="Visited_20_Internet_20_Link">scattered</text:a>. Of all the colours of visible light, the Earth’s atmosphere scatters and refracts red light the least due to its <text:a xlink:type="simple" xlink:href="https://en.wikipedia.org/wiki/Light#Electromagnetic_spectrum_and_visible_light" text:style-name="Internet_20_link" text:visited-style-name="Visited_20_Internet_20_Link">longer wavelength</text:a>, casting sunsets and moonsets in a characteristic orange-red hue.</text:p>
      <text:p text:style-name="Text_20_body">Alongside the colour, the other notable feature of this image is the apparent rippling effect — the Moon appears to be melting! Again, this is an atmospheric effect; light rays are here <text:a xlink:type="simple" xlink:href="https://en.wikipedia.org/wiki/Atmospheric_refraction" text:style-name="Internet_20_link" text:visited-style-name="Visited_20_Internet_20_Link">unusually and unevenly refracted</text:a> by layers of air with different densities, temperatures, pressures, humidities, and so on. The shape of the Moon also appears <text:a xlink:type="simple" xlink:href="http://www.atoptics.co.uk/atoptics/issmoon.htm" text:style-name="Internet_20_link" text:visited-style-name="Visited_20_Internet_20_Link">flattened</text:a> due to the lensing power of the atmosphere, which pushes the lower sections upwards to create an oval or egg-like shape. These phenomena are all caused by differential refraction — essentially, each layer of the Earth’s atmosphere deals with the Moon’s light differently, resulting in this distorted, belted effec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bert Vorstädt</meta:initial-creator>
    <meta:creation-date>2018-07-06T15:17:05.92</meta:creation-date>
    <meta:document-statistic meta:table-count="0" meta:image-count="0" meta:object-count="0" meta:page-count="1" meta:paragraph-count="4" meta:word-count="275" meta:character-count="1725"/>
    <dc:date>2018-07-06T15:17:48.81</dc:date>
    <dc:creator>Norbert Vorstädt</dc:creator>
    <meta:editing-duration>PT43S</meta:editing-duration>
    <meta:editing-cycles>1</meta:editing-cycles>
    <meta:generator>OpenOffice/4.1.1$Win32 OpenOffice.org_project/411m6$Build-9775</meta:generator>
  </office:meta>
</office:document-meta>
</file>